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paragraph-rsid="00369faf" style:font-size-asian="10pt" style:font-size-complex="10pt"/>
    </style:style>
    <style:style style:name="P2" style:family="paragraph" style:parent-style-name="Standard">
      <style:text-properties style:font-name="Courier New" fo:font-size="10pt" officeooo:paragraph-rsid="003bf751" style:font-size-asian="10pt" style:font-size-complex="10pt"/>
    </style:style>
    <style:style style:name="P3" style:family="paragraph" style:parent-style-name="Standard">
      <style:text-properties style:font-name="Courier New" fo:font-size="10pt" officeooo:paragraph-rsid="0085659d" style:font-size-asian="10pt" style:font-size-complex="10pt"/>
    </style:style>
    <style:style style:name="P4" style:family="paragraph" style:parent-style-name="Standard">
      <style:text-properties style:font-name="Courier New" fo:font-size="10pt" officeooo:paragraph-rsid="0099c186" style:font-size-asian="10pt" style:font-size-complex="10pt"/>
    </style:style>
    <style:style style:name="P5" style:family="paragraph" style:parent-style-name="Standard">
      <style:text-properties style:font-name="Courier New" fo:font-size="10pt" officeooo:paragraph-rsid="009e4eca" style:font-size-asian="10pt" style:font-size-complex="10pt"/>
    </style:style>
    <style:style style:name="P6" style:family="paragraph" style:parent-style-name="Standard">
      <style:text-properties style:font-name="Courier New" fo:font-size="10pt" fo:font-weight="bold" officeooo:rsid="000a4ed2" officeooo:paragraph-rsid="003bf751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ourier New" fo:font-size="10pt" fo:font-weight="bold" officeooo:rsid="000a4ed2" officeooo:paragraph-rsid="007dca65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Courier New" fo:font-size="10pt" fo:font-weight="bold" officeooo:rsid="000a4ed2" officeooo:paragraph-rsid="009e4eca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9pt" officeooo:paragraph-rsid="000a4ed2" style:font-size-asian="9pt" style:font-size-complex="9pt"/>
    </style:style>
    <style:style style:name="P10" style:family="paragraph" style:parent-style-name="Standard">
      <style:text-properties style:font-name="Courier New" fo:font-size="9pt" officeooo:rsid="000a4ed2" officeooo:paragraph-rsid="000a4ed2" style:font-size-asian="9pt" style:font-size-complex="9pt"/>
    </style:style>
    <style:style style:name="P11" style:family="paragraph" style:parent-style-name="Standard">
      <style:text-properties style:font-name="Courier New" fo:font-size="9pt" officeooo:rsid="000a4ed2" officeooo:paragraph-rsid="00256eb7" style:font-size-asian="9pt" style:font-size-complex="9pt"/>
    </style:style>
    <style:style style:name="P12" style:family="paragraph" style:parent-style-name="Standard">
      <style:text-properties style:font-name="Courier New" fo:font-size="9pt" officeooo:rsid="007c4862" officeooo:paragraph-rsid="007c4862" style:font-size-asian="9pt" style:font-size-complex="9pt"/>
    </style:style>
    <style:style style:name="P13" style:family="paragraph" style:parent-style-name="Standard">
      <style:text-properties style:font-name="Courier New" fo:font-size="9pt" officeooo:rsid="001c5cd1" officeooo:paragraph-rsid="003bf751" style:font-size-asian="9pt" style:font-size-complex="9pt"/>
    </style:style>
    <style:style style:name="P14" style:family="paragraph" style:parent-style-name="Standard">
      <style:text-properties style:font-name="Courier New" fo:font-size="9pt" officeooo:rsid="001c5cd1" officeooo:paragraph-rsid="00582a5b" style:font-size-asian="9pt" style:font-size-complex="9pt"/>
    </style:style>
    <style:style style:name="P15" style:family="paragraph" style:parent-style-name="Standard">
      <style:text-properties style:font-name="Courier New" fo:font-size="9pt" officeooo:rsid="002a7f24" officeooo:paragraph-rsid="003bf751" style:font-size-asian="9pt" style:font-size-complex="9pt"/>
    </style:style>
    <style:style style:name="P16" style:family="paragraph" style:parent-style-name="Standard">
      <style:text-properties style:font-name="Courier New" fo:font-size="9pt" officeooo:paragraph-rsid="005915c6" style:font-size-asian="9pt" style:font-size-complex="9pt"/>
    </style:style>
    <style:style style:name="P17" style:family="paragraph" style:parent-style-name="Standard">
      <style:text-properties style:font-name="Courier New" fo:font-size="9pt" officeooo:rsid="0021b95d" officeooo:paragraph-rsid="003bf751" style:font-size-asian="9pt" style:font-size-complex="9pt"/>
    </style:style>
    <style:style style:name="P18" style:family="paragraph" style:parent-style-name="Standard">
      <style:text-properties style:font-name="Courier New" fo:font-size="9pt" officeooo:rsid="0023b8fd" officeooo:paragraph-rsid="003bf751" style:font-size-asian="9pt" style:font-size-complex="9pt"/>
    </style:style>
    <style:style style:name="P19" style:family="paragraph" style:parent-style-name="Standard">
      <style:text-properties style:font-name="Courier New" fo:font-size="9pt" fo:font-weight="normal" officeooo:rsid="000a4ed2" officeooo:paragraph-rsid="0070e788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Courier New" fo:font-size="9pt" fo:font-weight="normal" officeooo:rsid="003de9ec" officeooo:paragraph-rsid="003de9ec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Courier New" fo:font-size="9pt" fo:font-weight="normal" officeooo:rsid="003de9ec" officeooo:paragraph-rsid="00982eec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Courier New" fo:font-size="9pt" fo:font-weight="normal" officeooo:rsid="007048a7" officeooo:paragraph-rsid="007048a7" style:font-size-asian="9pt" style:font-weight-asian="normal" style:font-size-complex="9pt" style:font-weight-complex="normal"/>
    </style:style>
    <style:style style:name="P23" style:family="paragraph" style:parent-style-name="Standard">
      <style:text-properties officeooo:paragraph-rsid="003bf751"/>
    </style:style>
    <style:style style:name="P24" style:family="paragraph" style:parent-style-name="Standard">
      <style:text-properties officeooo:paragraph-rsid="009e4eca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officeooo:paragraph-rsid="00369faf" style:font-size-asian="10pt" style:font-size-complex="10pt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officeooo:paragraph-rsid="0034be76" style:font-size-asian="10pt" style:font-size-complex="10pt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officeooo:paragraph-rsid="00784c50" style:font-size-asian="10pt" style:font-size-complex="10pt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officeooo:paragraph-rsid="007f01ac" style:font-size-asian="10pt" style:font-size-complex="10pt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officeooo:paragraph-rsid="0084c527" style:font-size-asian="10pt" style:font-size-complex="10pt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officeooo:paragraph-rsid="0085659d" style:font-size-asian="10pt" style:font-size-complex="10pt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officeooo:paragraph-rsid="0091d6b7" style:font-size-asian="10pt" style:font-size-complex="10pt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officeooo:paragraph-rsid="0093a011" style:font-size-asian="10pt" style:font-size-complex="10pt"/>
    </style:style>
    <style:style style:name="P33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officeooo:rsid="0087c92f" officeooo:paragraph-rsid="007f01ac" style:font-size-asian="10pt" style:font-size-complex="10pt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officeooo:rsid="0087c92f" officeooo:paragraph-rsid="0084c527" style:font-size-asian="10pt" style:font-size-complex="10pt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officeooo:rsid="00870045" officeooo:paragraph-rsid="00870045" style:font-size-asian="10pt" style:font-size-complex="10pt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officeooo:rsid="0091d6b7" officeooo:paragraph-rsid="0091d6b7" style:font-size-asian="10pt" style:font-size-complex="10pt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fo:font-weight="bold" officeooo:rsid="000a4ed2" officeooo:paragraph-rsid="0034be7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19.456cm"/>
        </style:tab-stops>
      </style:paragraph-properties>
      <style:text-properties style:font-name="Courier New" fo:font-size="10pt" fo:font-weight="bold" officeooo:rsid="000a4ed2" officeooo:paragraph-rsid="0085659d" style:font-size-asian="10pt" style:font-weight-asian="bold" style:font-size-complex="10pt" style:font-weight-complex="bold"/>
    </style:style>
    <style:style style:name="P39" style:family="paragraph" style:parent-style-name="Text_20_body">
      <style:text-properties fo:font-weight="bold" officeooo:rsid="000a4ed2" officeooo:paragraph-rsid="000a4ed2" style:font-weight-asian="bold" style:font-weight-complex="bold"/>
    </style:style>
    <style:style style:name="P40" style:family="paragraph" style:parent-style-name="Text_20_body">
      <style:text-properties style:font-name="Times New Roman" fo:font-size="12pt" fo:font-weight="normal" officeooo:rsid="0064f58d" style:font-size-asian="12pt" style:font-weight-asian="normal" style:font-size-complex="12pt" style:font-weight-complex="normal"/>
    </style:style>
    <style:style style:name="P41" style:family="paragraph" style:parent-style-name="Text_20_body">
      <style:text-properties style:font-name="Times New Roman" fo:font-size="12pt" officeooo:rsid="0066b72a" officeooo:paragraph-rsid="006708aa" style:font-size-asian="12pt" style:font-size-complex="12pt"/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Standard">
      <style:text-properties style:font-name="Courier New" fo:font-size="10pt" fo:font-weight="bold" officeooo:rsid="000a4ed2" officeooo:paragraph-rsid="003bf751" style:font-size-asian="10pt" style:font-weight-asian="bold" style:font-size-complex="10pt" style:font-weight-complex="bold"/>
    </style:style>
    <style:style style:name="P45" style:family="paragraph" style:parent-style-name="Heading_20_1">
      <style:text-properties officeooo:paragraph-rsid="000a4ed2"/>
    </style:style>
    <style:style style:name="P46" style:family="paragraph" style:parent-style-name="Heading_20_2">
      <style:text-properties fo:font-weight="bold" officeooo:rsid="000a4ed2" officeooo:paragraph-rsid="001ee631" style:font-weight-asian="bold" style:font-weight-complex="bold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2">
      <style:paragraph-properties fo:break-before="page"/>
      <style:text-properties officeooo:rsid="0045d7af" officeooo:paragraph-rsid="0045d7af"/>
    </style:style>
    <style:style style:name="T1" style:family="text">
      <style:text-properties officeooo:rsid="000a4ed2"/>
    </style:style>
    <style:style style:name="T2" style:family="text">
      <style:text-properties fo:font-weight="bold" officeooo:rsid="000a4ed2" style:font-weight-asian="bold" style:font-weight-complex="bold"/>
    </style:style>
    <style:style style:name="T3" style:family="text">
      <style:text-properties style:font-name="Courier New1" officeooo:rsid="0034be76"/>
    </style:style>
    <style:style style:name="T4" style:family="text">
      <style:text-properties style:font-name="Courier New1" officeooo:rsid="0034da96"/>
    </style:style>
    <style:style style:name="T5" style:family="text">
      <style:text-properties officeooo:rsid="001ee631"/>
    </style:style>
    <style:style style:name="T6" style:family="text">
      <style:text-properties officeooo:rsid="0021b95d"/>
    </style:style>
    <style:style style:name="T7" style:family="text">
      <style:text-properties officeooo:rsid="0023b8fd"/>
    </style:style>
    <style:style style:name="T8" style:family="text">
      <style:text-properties officeooo:rsid="0034be76"/>
    </style:style>
    <style:style style:name="T9" style:family="text">
      <style:text-properties style:font-name="Courier New" fo:font-size="10pt" style:font-size-asian="10pt" style:font-size-complex="10pt"/>
    </style:style>
    <style:style style:name="T10" style:family="text">
      <style:text-properties style:font-name="Courier New" fo:font-size="10pt" officeooo:rsid="003acb7b" style:font-size-asian="10pt" style:font-size-complex="10pt"/>
    </style:style>
    <style:style style:name="T11" style:family="text">
      <style:text-properties style:font-name="Courier New" fo:font-size="10pt" officeooo:rsid="0040530b" style:font-size-asian="10pt" style:font-size-complex="10pt"/>
    </style:style>
    <style:style style:name="T12" style:family="text">
      <style:text-properties officeooo:rsid="003ce438"/>
    </style:style>
    <style:style style:name="T13" style:family="text">
      <style:text-properties officeooo:rsid="003de9ec"/>
    </style:style>
    <style:style style:name="T14" style:family="text">
      <style:text-properties fo:font-weight="normal" officeooo:rsid="000a4ed2" style:font-weight-asian="normal" style:font-weight-complex="normal"/>
    </style:style>
    <style:style style:name="T15" style:family="text">
      <style:text-properties officeooo:rsid="00455998"/>
    </style:style>
    <style:style style:name="T16" style:family="text">
      <style:text-properties officeooo:rsid="004f9262"/>
    </style:style>
    <style:style style:name="T17" style:family="text">
      <style:text-properties officeooo:rsid="00513eff"/>
    </style:style>
    <style:style style:name="T18" style:family="text">
      <style:text-properties officeooo:rsid="00582a5b"/>
    </style:style>
    <style:style style:name="T19" style:family="text">
      <style:text-properties officeooo:rsid="0058648d"/>
    </style:style>
    <style:style style:name="T20" style:family="text">
      <style:text-properties officeooo:rsid="0059e2ff"/>
    </style:style>
    <style:style style:name="T21" style:family="text">
      <style:text-properties officeooo:rsid="006133a7"/>
    </style:style>
    <style:style style:name="T22" style:family="text">
      <style:text-properties officeooo:rsid="006a2fc6"/>
    </style:style>
    <style:style style:name="T23" style:family="text">
      <style:text-properties officeooo:rsid="006cb90e"/>
    </style:style>
    <style:style style:name="T24" style:family="text">
      <style:text-properties officeooo:rsid="00719076"/>
    </style:style>
    <style:style style:name="T25" style:family="text">
      <style:text-properties officeooo:rsid="0072943e"/>
    </style:style>
    <style:style style:name="T26" style:family="text">
      <style:text-properties officeooo:rsid="0087c92f"/>
    </style:style>
    <style:style style:name="T27" style:family="text">
      <style:text-properties officeooo:rsid="007ded0e"/>
    </style:style>
    <style:style style:name="T28" style:family="text">
      <style:text-properties fo:language="en" fo:country="US"/>
    </style:style>
    <style:style style:name="T29" style:family="text">
      <style:text-properties officeooo:rsid="00870045"/>
    </style:style>
    <style:style style:name="T30" style:family="text">
      <style:text-properties officeooo:rsid="00871b78"/>
    </style:style>
    <style:style style:name="T31" style:family="text">
      <style:text-properties officeooo:rsid="0091d6b7"/>
    </style:style>
    <style:style style:name="T32" style:family="text">
      <style:text-properties officeooo:rsid="00957dce"/>
    </style:style>
    <style:style style:name="T33" style:family="text">
      <style:text-properties officeooo:rsid="0045d7af"/>
    </style:style>
    <style:style style:name="T34" style:family="text">
      <style:text-properties officeooo:rsid="00959c9e"/>
    </style:style>
    <style:style style:name="T35" style:family="text">
      <style:text-properties officeooo:rsid="00982eec"/>
    </style:style>
    <style:style style:name="T36" style:family="text">
      <style:text-properties officeooo:rsid="0099c186"/>
    </style:style>
    <style:style style:name="T37" style:family="text">
      <style:text-properties officeooo:rsid="009af472"/>
    </style:style>
    <style:style style:name="T38" style:family="text">
      <style:text-properties officeooo:rsid="009d4fcc"/>
    </style:style>
    <style:style style:name="T39" style:family="text">
      <style:text-properties officeooo:rsid="00a0e75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&lt;&lt;setWidth, echo = FALSE, results = hide&gt;&gt;=</text:p>
      <text:p text:style-name="P10">library(RPostgreSQL)</text:p>
      <text:p text:style-name="P10">library(RgoogleMaps)</text:p>
      <text:p text:style-name="P10">library(PBSmapping)</text:p>
      <text:p text:style-name="P10">library(dismo)</text:p>
      <text:p text:style-name="P12">library(odfWeave)</text:p>
      <text:p text:style-name="P12">library(ggplot2)</text:p>
      <text:p text:style-name="P11">options(width = <text:span text:style-name="T16">5</text:span>0)</text:p>
      <text:p text:style-name="P13">drv &lt;- dbDriver("PostgreSQL")</text:p>
      <text:p text:style-name="P13">con &lt;- dbConnect(drv, dbname="BD_BEF_260", user="pascal", password="Pobf6332!", host="localhost", port="5432")</text:p>
      <text:p text:style-name="P13">party &lt;- dbReadTable(con, "party_party")</text:p>
      <text:p text:style-name="P13">protection &lt;- dbReadTable(con, "protection_statuts")</text:p>
      <text:p text:style-name="P13">rs &lt;- dbSendQuery(con, "SELECT DISTINCT a.id as ID, a.name AS tiers,</text:p>
      <text:p text:style-name="P13">ST_X(ST_Transform(ST_Centroid(a.geom),4326)) AS TX93, ST_Y(ST_Transform(ST_Centroid(a.geom),4326)) AS TY93,</text:p>
      <text:p text:style-name="P13">sta.sta_type AS type, sta.statut as statut, sta.sta_name AS nom,</text:p>
      <text:p text:style-name="P13">to_char(ST_Distance(a.geom, sta.geom)/1000,'0.999 km') AS distance,</text:p>
      <text:p text:style-name="P14">ST_Distance(a.geom, sta.geom)/1000 <text:span text:style-name="T18">AS km,</text:span></text:p>
      <text:p text:style-name="P13">ST_X(ST_Transform(ST_Centroid(sta.geom),4326)) AS X93, ST_Y(ST_Transform(ST_Centroid(sta.geom),4326)) AS Y93,</text:p>
      <text:p text:style-name="P13">st_area(ST_Intersection(ST_Buffer(a.geom,500),sta.geom))/10000 AS surface500,</text:p>
      <text:p text:style-name="P13">st_area(ST_Intersection(ST_Buffer(a.geom,2000),sta.geom))/10000 AS surface2000,</text:p>
      <text:p text:style-name="P13">st_area(ST_Intersection(ST_Buffer(a.geom,5000),sta.geom))/10000 AS surface5000</text:p>
      <text:p text:style-name="P13">FROM party_party a, protection_statuts sta</text:p>
      <text:p text:style-name="P13">WHERE ST_Distance(a.geom, sta.geom) &lt;= 5000</text:p>
      <text:p text:style-name="P13">ORDER BY tiers, type, statut, distance;")</text:p>
      <text:p text:style-name="P13">df &lt;- fetch(rs,n=-1)</text:p>
      <text:p text:style-name="P13">dbDisconnect(con)</text:p>
      <text:p text:style-name="P13">rm(con,drv)</text:p>
      <text:p text:style-name="P15">dff &lt;- subset(df, select=c(2,5:<text:span text:style-name="T20">9</text:span>))</text:p>
      <text:p text:style-name="P16"><text:span text:style-name="T19">save(party,protection,df, file="</text:span><text:span text:style-name="T6">/home/pascal/Documents/RStudio/</text:span><text:span text:style-name="T19">TablesBrutesBEF.RData")</text:span></text:p>
      <text:p text:style-name="P17">load("/home/pascal/Documents/RStudio/TablesBrutesBEF.RData")</text:p>
      <text:p text:style-name="P18">lat &lt;- df$ty93[1]</text:p>
      <text:p text:style-name="P18">lon &lt;- df$tx93[1]</text:p>
      <text:p text:style-name="P18">center = c(lat, lon)</text:p>
      <text:p text:style-name="P18">marker &lt;- paste("&amp;markers=color:blue|label:I|", lat, sep="")</text:p>
      <text:p text:style-name="P18">marker &lt;- paste(marker, lon, sep=",")</text:p>
      <text:p text:style-name="P18"><text:span text:style-name="T39">#</text:span>France &lt;- GetMap(center=center, zoom=5, markers = marker, destfile = <text:span text:style-name="T39">#</text:span>"<text:span text:style-name="T6">/home/pascal/Documents/RStudio/</text:span>france1.png", maptype="hybrid")</text:p>
      <text:p text:style-name="P18"><text:span text:style-name="T39">#</text:span>png("<text:span text:style-name="T6">/home/pascal/Documents/RStudio/</text:span>france2.png", 640, 640)</text:p>
      <text:p text:style-name="P18"><text:span text:style-name="T39">#</text:span>plot.new() </text:p>
      <text:p text:style-name="P18"><text:span text:style-name="T39">#</text:span>PlotOnStaticMap(France, center=center, add = F)</text:p>
      <text:p text:style-name="P18"><text:span text:style-name="T39">#</text:span>text(lat,lon,df$tiers[1])</text:p>
      <text:p text:style-name="P18"><text:span text:style-name="T39">#</text:span>dev.off() </text:p>
      <text:p text:style-name="P19"><text:span text:style-name="T39">#</text:span><text:span text:style-name="T13">MyMap &lt;- GetMap(center=center, zoom=</text:span><text:span text:style-name="T22">1</text:span><text:span text:style-name="T23">2</text:span><text:span text:style-name="T13">, markers = marker, destfile = </text:span><text:span text:style-name="T39">#</text:span><text:span text:style-name="T13">"</text:span><text:span text:style-name="T6">/home/pascal/Documents/RStudio/</text:span><text:span text:style-name="T13">MyTile.png", maptype="hybrid")</text:span></text:p>
      <text:p text:style-name="P20"><text:span text:style-name="T39">#</text:span>protection &lt;- importShapefile("/home/pascal/Bureau/shape/protection84.shp")</text:p>
      <text:p text:style-name="P20"><text:span text:style-name="T39">#</text:span>tampon500 &lt;- importShapefile("/home/pascal/Bureau/shape/tampon500WGS84.shp")</text:p>
      <text:p text:style-name="P20"><text:span text:style-name="T39">#</text:span>tampon2000 &lt;- importShapefile("/home/pascal/Bureau/shape/tampon2000WGS84.shp")</text:p>
      <text:p text:style-name="P20"><text:span text:style-name="T39">#</text:span>tampon5000 &lt;- importShapefile("/home/pascal/Bureau/shape/tampon5000WGS84.shp")</text:p>
      <text:p text:style-name="P21"><text:span text:style-name="T39">#</text:span>png("<text:span text:style-name="T6">/home/pascal/Documents/RStudio/</text:span><text:span text:style-name="T35">Bio Eco Forests</text:span>.png",640,640)</text:p>
      <text:p text:style-name="P20"><text:span text:style-name="T39">#</text:span>plot.new() <text:s/></text:p>
      <text:p text:style-name="P20"><text:span text:style-name="T39">#</text:span>PlotPolysOnStaticMap(MyMap, protection, lwd=.5, col = rgb(1,1,1,0.4), add = F)</text:p>
      <text:p text:style-name="P20"><text:span text:style-name="T39">#</text:span>PlotPolysOnStaticMap(MyMap, tampon5000, lwd=.5, col = rgb(1,0,0,0.1), add = T)</text:p>
      <text:p text:style-name="P20"><text:span text:style-name="T39">#</text:span>PlotPolysOnStaticMap(MyMap, tampon2000, lwd=.5, col = rgb(1,0,0,0.2), add = T)</text:p>
      <text:p text:style-name="P20"><text:span text:style-name="T39">#</text:span>PlotPolysOnStaticMap(MyMap, tampon500, lwd=.5, col = rgb(1,0,0,0.3), add = T)</text:p>
      <text:p text:style-name="P20"><text:span text:style-name="T39">#</text:span>text(lat,lon,df$tiers[1])</text:p>
      <text:p text:style-name="P22"><text:span text:style-name="T39">#</text:span>legend("topright", c("Protection","Buffer 500m","Buffer 2000m","Buffer 5000m"), fill = <text:span text:style-name="T39">#</text:span>c(rgb(1,1,1,0.4),rgb(1,0,0,0.1),rgb(1,0,0,0.2),rgb(1,0,0,0.3) ), title="Légen<text:span text:style-name="T34">d</text:span>e")</text:p>
      <text:p text:style-name="P20"><text:span text:style-name="T39">#</text:span>dev.off()</text:p>
      <text:p text:style-name="P20">@</text:p>
      <text:h text:style-name="P45" text:outline-level="1"><text:bookmark-start text:name="__RefHeading__7268_2064263674"/><text:span text:style-name="T5">Niveaux de risques et</text:span><text:span text:style-name="T1"> statuts de protectio</text:span><text:span text:style-name="T5">n</text:span><text:span text:style-name="T2">.</text:span><text:bookmark-end text:name="__RefHeading__7268_2064263674"/></text:h>
      <text:p text:style-name="P3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<text:a xlink:type="simple" xlink:href="#__RefHeading__7268_2064263674" text:style-name="Index_20_Link" text:visited-style-name="Index_20_Link">Niveaux de risques et statuts de protection.<text:tab/>2</text:a></text:p>
          <text:p text:style-name="P42"><text:soft-page-break/><text:a xlink:type="simple" xlink:href="#__RefHeading__7270_2064263674" text:style-name="Index_20_Link" text:visited-style-name="Index_20_Link">Situation générale du site \Sexpr{df$tiers[1]}<text:tab/>2</text:a></text:p>
          <text:p text:style-name="P42"><text:a xlink:type="simple" xlink:href="#__RefHeading__28901_2064263674" text:style-name="Index_20_Link" text:visited-style-name="Index_20_Link">Situation localisée du site \Sexpr{df$tiers[1]}<text:tab/>3</text:a></text:p>
          <text:p text:style-name="P42"><text:a xlink:type="simple" xlink:href="#__RefHeading__28903_2064263674" text:style-name="Index_20_Link" text:visited-style-name="Index_20_Link">Tableau des sites susceptibles d'être impactés par le site \Sexpr{df$tiers[1]} dans un rayon de 5km.<text:tab/>4</text:a></text:p>
          <text:p text:style-name="P42"><text:a xlink:type="simple" xlink:href="#__RefHeading__37641_2064263674" text:style-name="Index_20_Link" text:visited-style-name="Index_20_Link">Graphique représentant les surfaces des statuts de protection dans un rayon inférieur à 5 km pour le site \Sexpr{df$tiers[1]}<text:tab/>4</text:a></text:p>
        </text:index-body>
      </text:table-of-content>
      <text:p text:style-name="P39"/>
      <text:p text:style-name="P39"/>
      <text:h text:style-name="P46" text:outline-level="2"><text:bookmark-start text:name="__RefHeading__7270_2064263674"/>Situation <text:span text:style-name="T15">générale </text:span>du site \Sexpr{df$tiers[1]}<text:bookmark-end text:name="__RefHeading__7270_2064263674"/></text:h>
      <text:p text:style-name="P6"/>
      <text:p text:style-name="P40">Situé dans l'Est de la France ce site présente peut d'impact sur les zones à statuts de protection fortes.</text:p>
      <text:p text:style-name="P6"/>
      <text:p text:style-name="P23"><text:span text:style-name="T9">&lt;&lt;figure</text:span><text:span text:style-name="T10">1</text:span><text:span text:style-name="T9">, echo=FALSE, results=xml&gt;&gt;=</text:span></text:p>
      <text:p text:style-name="P2"><text:s text:c="3"/>cat(odfInsertPlot(</text:p>
      <text:p text:style-name="P2"><text:s text:c="6"/><text:span text:style-name="T7">"</text:span><text:span text:style-name="T6">/home/pascal/Documents/RStudio/</text:span><text:span text:style-name="T7">france</text:span><text:span text:style-name="T12">_</text:span><text:span text:style-name="T39">bef</text:span><text:span text:style-name="T7">.png"</text:span>, </text:p>
      <text:p text:style-name="P2"><text:s text:c="6"/>height = <text:span text:style-name="T17">5</text:span>, </text:p>
      <text:p text:style-name="P2"><text:s text:c="6"/>width = <text:span text:style-name="T17">5</text:span>,</text:p>
      <text:p text:style-name="P2"><text:s text:c="6"/>externalFile = <text:span text:style-name="T37">TRUE</text:span>))</text:p>
      <text:p text:style-name="P6">@</text:p>
      <text:h text:style-name="P47" text:outline-level="2"><text:bookmark-start text:name="__RefHeading__28901_2064263674"/>Situation <text:span text:style-name="T15">localisée </text:span>du site \Sexpr{df$tiers[1]}<text:bookmark-end text:name="__RefHeading__28901_2064263674"/></text:h>
      <text:p text:style-name="P2"/>
      <text:p text:style-name="P41">Les cercles concentriques sont représentés pour les zonages à 500m, 2000m et 5000m autour du site décrit.</text:p>
      <text:p text:style-name="P2"/>
      <text:p text:style-name="P23"><text:span text:style-name="T9">&lt;&lt;figure</text:span><text:span text:style-name="T11">2</text:span><text:span text:style-name="T9">, echo=FALSE, results=xml&gt;&gt;=</text:span></text:p>
      <text:p text:style-name="P2"><text:s text:c="3"/>cat(odfInsertPlot(</text:p>
      <text:p text:style-name="P4"><text:s text:c="6"/><text:span text:style-name="T7">"</text:span><text:span text:style-name="T6">/home/pascal/Documents/RStudio/</text:span><text:span text:style-name="T36">Bio Eco Forests.png</text:span><text:span text:style-name="T7">"</text:span>, </text:p>
      <text:p text:style-name="P2"><text:s text:c="6"/>height = <text:span text:style-name="T17">5</text:span>, </text:p>
      <text:p text:style-name="P2"><text:s text:c="6"/>width = <text:span text:style-name="T17">5</text:span>,</text:p>
      <text:p text:style-name="P2"><text:s text:c="6"/>externalFile = <text:span text:style-name="T37">TRUE</text:span>))</text:p>
      <text:p text:style-name="P6">@</text:p>
      <text:p text:style-name="P6"/>
      <text:p text:style-name="P6"/>
      <text:h text:style-name="P48" text:outline-level="2"><text:bookmark-start text:name="__RefHeading__28903_2064263674"/>Tableau des sites susceptibles d'être impactés par le site \Sexpr{df$tiers[1]} dans un rayon de 5km.<text:bookmark-end text:name="__RefHeading__28903_2064263674"/></text:h>
      <text:p text:style-name="P26"/>
      <text:p text:style-name="P26">&lt;&lt;testTable2, echo = FALSE, results = xml&gt;&gt;=</text:p>
      <text:p text:style-name="P1">currentStyles &lt;- getStyles()</text:p>
      <text:p text:style-name="P1">currentStyles$header &lt;- "lowerBorderGray"</text:p>
      <text:p text:style-name="P25">setStyles(currentStyles)</text:p>
      <text:p text:style-name="P27">odfTable(<text:span text:style-name="T8">dff</text:span><text:span text:style-name="T21">[1:2,</text:span><text:span text:style-name="T24">1:</text:span><text:span text:style-name="T25">5</text:span><text:span text:style-name="T21">]</text:span><text:span text:style-name="T8">,</text:span><text:span text:style-name="T3">useRowNames = </text:span><text:span text:style-name="T4">FALSE</text:span>)</text:p>
      <text:p text:style-name="P1">currentStyles &lt;- getStyles()</text:p>
      <text:p text:style-name="P1">currentStyles$header &lt;- "lowerBorder"</text:p>
      <text:p text:style-name="P25">setStyles(currentStyles)</text:p>
      <text:p text:style-name="P37">@</text:p>
      <text:p text:style-name="P37"/>
      <text:h text:style-name="Heading_20_2" text:outline-level="2"><text:bookmark-start text:name="__RefHeading__37641_2064263674"/><text:span text:style-name="T32">Graphique représentant les surfaces des statuts de protection dans un rayon inférieur à 5 km pour le site </text:span><text:span text:style-name="T33">\Sexpr{df$tiers[1]}</text:span><text:bookmark-end text:name="__RefHeading__37641_2064263674"/></text:h>
      <text:p text:style-name="P37"/>
      <text:p text:style-name="P32">&lt;&lt;imageExample, echo = FALSE&gt;&gt;=</text:p>
      <text:p text:style-name="P29">makePlot &lt;- function()<text:span text:style-name="T14">{</text:span></text:p>
      <text:p text:style-name="P28"><text:span text:style-name="T26"><text:s text:c="2"/>Data &lt;- data.frame(df[</text:span><text:span text:style-name="T38">2:3</text:span><text:span text:style-name="T26">,c(</text:span><text:span text:style-name="T27">7</text:span><text:span text:style-name="T26">,12:14)]) <text:s text:c="2"/></text:span></text:p>
      <text:p text:style-name="P33"><text:s text:c="2"/>Data.melt &lt;- melt(Data)</text:p>
      <text:p text:style-name="P35"><text:s text:c="2"/>p &lt;- ggplot(data=Data.melt,aes(x=factor(nom),fill=variable))</text:p>
      <text:p text:style-name="P31"><text:span text:style-name="T29"><text:s text:c="2"/></text:span><text:span text:style-name="T31">g </text:span><text:span text:style-name="T29">&lt;- p + geom_bar(aes(weight=value)) + xlab(" ") + ylab("</text:span><text:span text:style-name="T30"> </text:span><text:span text:style-name="T29">")+ scale_fill_manual("variable",value=c("dodgerblue4","deepskyblue2","lightblue"))+ theme_bw()+coord_flip()</text:span></text:p>
      <text:p text:style-name="P36">print(g)</text:p>
      <text:p text:style-name="P29">}</text:p>
      <text:p text:style-name="P34">@</text:p>
      <text:p text:style-name="P7"/>
      <text:p text:style-name="P3">&lt;&lt;dimChange, echo = FALSE, results = hide&gt;&gt;=</text:p>
      <text:p text:style-name="P30">currentPlotDef &lt;- getImageDefs()</text:p>
      <text:p text:style-name="P30">currentPlotDef$dispHeight &lt;- 4</text:p>
      <text:p text:style-name="P30">currentPlotDef$dispWidth &lt;- 6</text:p>
      <text:p text:style-name="P30">currentPlotDef$type &lt;- <text:span text:style-name="T28">“jpg”</text:span></text:p>
      <text:p text:style-name="P30">setImageDefs(currentPlotDef)</text:p>
      <text:p text:style-name="P30">@</text:p>
      <text:p text:style-name="P30"/>
      <text:p text:style-name="P3">&lt;&lt;basicPlot, echo = FALSE, results = xml, fig = TRUE&gt;&gt;=</text:p>
      <text:p text:style-name="P30">oldPlotDefs &lt;- getImageDefs()</text:p>
      <text:p text:style-name="P30">makePlot()</text:p>
      <text:p text:style-name="P3">@</text:p>
      <text:p text:style-name="P3"/>
      <text:p text:style-name="P30">&lt;&lt;resetImags, echo = FALSE, results = hide&gt;&gt;=</text:p>
      <text:p text:style-name="P30">setImageDefs(oldPlotDefs)</text:p>
      <text:p text:style-name="P38">@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Obstétar</meta:initial-creator>
    <meta:creation-date>2013-01-22T15:03:22</meta:creation-date>
    <dc:date>2013-01-24T07:16:22</dc:date>
    <dc:creator>Pascal Obstétar</dc:creator>
    <meta:editing-duration>PT5H3M47S</meta:editing-duration>
    <meta:editing-cycles>145</meta:editing-cycles>
    <meta:generator>LibreOffice/3.6$Linux_X86_64 LibreOffice_project/360m1$Build-3</meta:generator>
    <meta:document-statistic meta:table-count="0" meta:image-count="0" meta:object-count="0" meta:page-count="4" meta:paragraph-count="115" meta:word-count="511" meta:character-count="5237" meta:non-whitespace-character-count="4768"/>
  </office:meta>
</office:document-meta>
</file>